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2">
      <style:text-properties style:font-name="Liberation Serif"/>
    </style:style>
    <style:style style:name="P30"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1"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2" style:family="paragraph" style:parent-style-name="Heading_20_1">
      <style:text-properties style:font-name="Liberation Serif" officeooo:paragraph-rsid="02d82664" style:text-scale="99%"/>
    </style:style>
    <style:style style:name="P33"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4" style:family="paragraph" style:parent-style-name="Heading_20_1">
      <style:paragraph-properties fo:break-before="page"/>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
      <text:h xml:id="id2189943771" text:style-name="P32"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4" text:outline-level="1">Документация по <text:span text:style-name="T3">программам (макросам)</text:span></text:h>
      <text:h xml:id="id315479088" text:style-name="P29"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190556189"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911633122"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0"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1"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26M53S</meta:editing-duration>
    <meta:editing-cycles>908</meta:editing-cycles>
    <meta:generator>LibreOffice/6.2.7.1$Linux_X86_64 LibreOffice_project/23edc44b61b830b7d749943e020e96f5a7df63bf</meta:generator>
    <dc:date>2019-10-09T20:01:49.164735503</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	Globalscope.BasicLibraries.LoadLibrary( "MRILib" )
	'  	Mri oFound
	  	If oFound.getPropertySetInfo.hasPropertyByName(ReplAttributes(i).Name) Then
		  oFound.SetPropertyValue(ReplAttributes(i).Name,ReplAttributes(i).Value)
		EndIf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